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1"/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WP End Sem Syllabus</text:span></text:p>
      <text:p text:style-name="Standard"/>
      <text:p text:style-name="Standard"><text:span text:style-name="T2">Books for Reference:</text:span></text:p>
      <text:list xml:id="list10463823" text:style-name="WWNum2">
        <text:list-item>
          <text:p text:style-name="P2">Professional Java for Web Applications by Nicholas Williams.</text:p>
        </text:list-item>
        <text:list-item>
          <text:p text:style-name="P2">A Practical Introduction to Python Programming by Heinold</text:p>
        </text:list-item>
        <text:list-item>
          <text:p text:style-name="P2">Automate the boring stuff with python</text:p>
        </text:list-item>
        <text:list-item>
          <text:p text:style-name="P2">OReilly Programming Python 4 Edition</text:p>
        </text:list-item>
      </text:list>
      <text:p text:style-name="P5"/>
      <text:p text:style-name="P5"><text:span text:style-name="T2">Links for Java Frameworks theory:</text:span></text:p>
      <text:list xml:id="list1312791729" text:style-name="WWNum3">
        <text:list-item>
          <text:p text:style-name="P3"><text:a xlink:type="simple" xlink:href="https://hackr.io/blog/java-frameworks" text:style-name="ListLabel_20_1" text:visited-style-name="ListLabel_20_1"><text:span text:style-name="Internet_20_link">https://hackr.io/blog/java-frameworks</text:span></text:a></text:p>
        </text:list-item>
        <text:list-item>
          <text:p text:style-name="P3"><text:a xlink:type="simple" xlink:href="https://stackify.com/10-of-the-most-popular-java-frameworks-of-2020/" text:style-name="ListLabel_20_1" text:visited-style-name="ListLabel_20_1"><text:span text:style-name="Internet_20_link">https://stackify.com/10-of-the-most-popular-java-frameworks-of-2020/</text:span></text:a></text:p>
        </text:list-item>
        <text:list-item>
          <text:p text:style-name="P3"><text:span text:style-name="Internet_20_link"><text:span text:style-name="T3">Book no. 1 from reference</text:span></text:span></text:p>
        </text:list-item>
      </text:list>
      <text:p text:style-name="Standard"/>
      <text:p text:style-name="P5"><text:span text:style-name="T2">Syllabus:</text:span></text:p>
      <text:list xml:id="list1460523298" text:style-name="WWNum1">
        <text:list-item>
          <text:p text:style-name="P4"><text:bookmark text:name="_GoBack"/>Servlets and JSP (all the topic that has been covered in class and notes &amp; also refer Book no.1 from reference)</text:p>
        </text:list-item>
        <text:list-item>
          <text:p text:style-name="P4">Java Frameworks Overview and difference (Book no. 1 in reference)</text:p>
        </text:list-item>
        <text:list-item>
          <text:p text:style-name="P4">Basic &amp; Advanced Python:</text:p>
          <text:list>
            <text:list-item>
              <text:p text:style-name="P4">Basic Python (Book no. 2 &amp; 3 in reference)</text:p>
            </text:list-item>
            <text:list-item>
              <text:p text:style-name="P4">Advanced Python topics:</text:p>
              <text:list>
                <text:list-item>
                  <text:p text:style-name="P4">File and Directory Handling (Book no. 4 in reference)</text:p>
                </text:list-item>
                <text:list-item>
                  <text:p text:style-name="P4">Client-Side scripting (Book no. 4 in reference)</text:p>
                </text:list-item>
                <text:list-item>
                  <text:p text:style-name="P4">Server-Side scripting (Book no. 4 in reference)</text:p>
                </text:list-item>
                <text:list-item>
                  <text:p text:style-name="P4">Database &amp; Persistence (Book no. 4 in reference)</text:p>
                </text:list-item>
                <text:list-item>
                  <text:p text:style-name="P4">Text and Language (Book no. 4 in reference)</text:p>
                </text:list-item>
                <text:list-item>
                  <text:p text:style-name="P4">Sending Email &amp; Text Messages (Book no. 3 in reference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oja Harde</meta:initial-creator>
    <dc:creator>Pooja Harde</dc:creator>
    <meta:editing-cycles>11</meta:editing-cycles>
    <meta:creation-date>2020-03-29T14:59:00</meta:creation-date>
    <dc:date>2020-03-29T15:25:00</dc:date>
    <meta:editing-duration>PT22M</meta:editing-duration>
    <meta:generator>LibreOffice/6.0.7.3$Linux_X86_64 LibreOffice_project/00m0$Build-3</meta:generator>
    <meta:document-statistic meta:table-count="0" meta:image-count="0" meta:object-count="0" meta:page-count="1" meta:paragraph-count="22" meta:word-count="161" meta:character-count="1001" meta:non-whitespace-character-count="8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